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David Jesús Oliva Mogollón </text:p>
      <text:p text:style-name="P4">DEL 01/01/2021 al 31/03/2021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L ESTADO SÓLIDO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767389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